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5.618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Ref (auto)</text:p>
          </table:table-cell>
          <table:table-cell/>
          <table:table-cell table:style-name="ce1" office:value-type="string" calcext:value-type="string">
            <text:p>Name (can be written manually)</text:p>
          </table:table-cell>
          <table:table-cell table:style-name="ce1"/>
          <table:table-cell table:style-name="ce1" office:value-type="string" calcext:value-type="string">
            <text:p>File name</text:p>
          </table:table-cell>
          <table:table-cell/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];LEN([.F2])-4)" office:value-type="string" office:string-value="diag2x2" calcext:value-type="string">
            <text:p>diag2x2</text:p>
          </table:table-cell>
          <table:table-cell office:value-type="string" calcext:value-type="string">
            <text:p>", "name": "</text:p>
          </table:table-cell>
          <table:table-cell table:formula="of:=LEFT([.F2];LEN([.F2])-4)" office:value-type="string" office:string-value="diag2x2" calcext:value-type="string">
            <text:p>diag2x2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];LEN([.F3])-4)" office:value-type="string" office:string-value="diag3x3" calcext:value-type="string">
            <text:p>diag3x3</text:p>
          </table:table-cell>
          <table:table-cell office:value-type="string" calcext:value-type="string">
            <text:p>", "name": "</text:p>
          </table:table-cell>
          <table:table-cell table:formula="of:=LEFT([.F3];LEN([.F3])-4)" office:value-type="string" office:string-value="diag3x3" calcext:value-type="string">
            <text:p>diag3x3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];LEN([.F4])-4)" office:value-type="string" office:string-value="diag4x4" calcext:value-type="string">
            <text:p>diag4x4</text:p>
          </table:table-cell>
          <table:table-cell office:value-type="string" calcext:value-type="string">
            <text:p>", "name": "</text:p>
          </table:table-cell>
          <table:table-cell table:formula="of:=LEFT([.F4];LEN([.F4])-4)" office:value-type="string" office:string-value="diag4x4" calcext:value-type="string">
            <text:p>diag4x4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];LEN([.F5])-4)" office:value-type="string" office:string-value="diag4x8" calcext:value-type="string">
            <text:p>diag4x8</text:p>
          </table:table-cell>
          <table:table-cell office:value-type="string" calcext:value-type="string">
            <text:p>", "name": "</text:p>
          </table:table-cell>
          <table:table-cell table:formula="of:=LEFT([.F5];LEN([.F5])-4)" office:value-type="string" office:string-value="diag4x8" calcext:value-type="string">
            <text:p>diag4x8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6];LEN([.F6])-4)" office:value-type="string" office:string-value="diag4x8_points" calcext:value-type="string">
            <text:p>diag4x8_points</text:p>
          </table:table-cell>
          <table:table-cell office:value-type="string" calcext:value-type="string">
            <text:p>", "name": "</text:p>
          </table:table-cell>
          <table:table-cell table:formula="of:=LEFT([.F6];LEN([.F6])-4)" office:value-type="string" office:string-value="diag4x8_points" calcext:value-type="string">
            <text:p>diag4x8_point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4x8_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7];LEN([.F7])-4)" office:value-type="string" office:string-value="diag4x12" calcext:value-type="string">
            <text:p>diag4x12</text:p>
          </table:table-cell>
          <table:table-cell office:value-type="string" calcext:value-type="string">
            <text:p>", "name": "</text:p>
          </table:table-cell>
          <table:table-cell table:formula="of:=LEFT([.F7];LEN([.F7])-4)" office:value-type="string" office:string-value="diag4x12" calcext:value-type="string">
            <text:p>diag4x12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8];LEN([.F8])-4)" office:value-type="string" office:string-value="diag4x16" calcext:value-type="string">
            <text:p>diag4x16</text:p>
          </table:table-cell>
          <table:table-cell office:value-type="string" calcext:value-type="string">
            <text:p>", "name": "</text:p>
          </table:table-cell>
          <table:table-cell table:formula="of:=LEFT([.F8];LEN([.F8])-4)" office:value-type="string" office:string-value="diag4x16" calcext:value-type="string">
            <text:p>diag4x16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9];LEN([.F9])-4)" office:value-type="string" office:string-value="diag5x5" calcext:value-type="string">
            <text:p>diag5x5</text:p>
          </table:table-cell>
          <table:table-cell office:value-type="string" calcext:value-type="string">
            <text:p>", "name": "</text:p>
          </table:table-cell>
          <table:table-cell table:formula="of:=LEFT([.F9];LEN([.F9])-4)" office:value-type="string" office:string-value="diag5x5" calcext:value-type="string">
            <text:p>diag5x5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0];LEN([.F10])-4)" office:value-type="string" office:string-value="diag6x6" calcext:value-type="string">
            <text:p>diag6x6</text:p>
          </table:table-cell>
          <table:table-cell office:value-type="string" calcext:value-type="string">
            <text:p>", "name": "</text:p>
          </table:table-cell>
          <table:table-cell table:formula="of:=LEFT([.F10];LEN([.F10])-4)" office:value-type="string" office:string-value="diag6x6" calcext:value-type="string">
            <text:p>diag6x6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1];LEN([.F11])-4)" office:value-type="string" office:string-value="diag7x7" calcext:value-type="string">
            <text:p>diag7x7</text:p>
          </table:table-cell>
          <table:table-cell office:value-type="string" calcext:value-type="string">
            <text:p>", "name": "</text:p>
          </table:table-cell>
          <table:table-cell table:formula="of:=LEFT([.F11];LEN([.F11])-4)" office:value-type="string" office:string-value="diag7x7" calcext:value-type="string">
            <text:p>diag7x7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2];LEN([.F12])-4)" office:value-type="string" office:string-value="diag8x8_07lvls" calcext:value-type="string">
            <text:p>diag8x8_07lvls</text:p>
          </table:table-cell>
          <table:table-cell office:value-type="string" calcext:value-type="string">
            <text:p>", "name": "</text:p>
          </table:table-cell>
          <table:table-cell table:formula="of:=LEFT([.F12];LEN([.F12])-4)" office:value-type="string" office:string-value="diag8x8_07lvls" calcext:value-type="string">
            <text:p>diag8x8_07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8x8_0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3];LEN([.F13])-4)" office:value-type="string" office:string-value="diag8x8_09lvls" calcext:value-type="string">
            <text:p>diag8x8_09lvls</text:p>
          </table:table-cell>
          <table:table-cell office:value-type="string" calcext:value-type="string">
            <text:p>", "name": "</text:p>
          </table:table-cell>
          <table:table-cell table:formula="of:=LEFT([.F13];LEN([.F13])-4)" office:value-type="string" office:string-value="diag8x8_09lvls" calcext:value-type="string">
            <text:p>diag8x8_09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8x8_0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4];LEN([.F14])-4)" office:value-type="string" office:string-value="diagflip2x2" calcext:value-type="string">
            <text:p>diagflip2x2</text:p>
          </table:table-cell>
          <table:table-cell office:value-type="string" calcext:value-type="string">
            <text:p>", "name": "</text:p>
          </table:table-cell>
          <table:table-cell table:formula="of:=LEFT([.F14];LEN([.F14])-4)" office:value-type="string" office:string-value="diagflip2x2" calcext:value-type="string">
            <text:p>diagflip2x2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5];LEN([.F15])-4)" office:value-type="string" office:string-value="diagflip3x3" calcext:value-type="string">
            <text:p>diagflip3x3</text:p>
          </table:table-cell>
          <table:table-cell office:value-type="string" calcext:value-type="string">
            <text:p>", "name": "</text:p>
          </table:table-cell>
          <table:table-cell table:formula="of:=LEFT([.F15];LEN([.F15])-4)" office:value-type="string" office:string-value="diagflip3x3" calcext:value-type="string">
            <text:p>diagflip3x3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6];LEN([.F16])-4)" office:value-type="string" office:string-value="diagflip4x4" calcext:value-type="string">
            <text:p>diagflip4x4</text:p>
          </table:table-cell>
          <table:table-cell office:value-type="string" calcext:value-type="string">
            <text:p>", "name": "</text:p>
          </table:table-cell>
          <table:table-cell table:formula="of:=LEFT([.F16];LEN([.F16])-4)" office:value-type="string" office:string-value="diagflip4x4" calcext:value-type="string">
            <text:p>diagflip4x4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7];LEN([.F17])-4)" office:value-type="string" office:string-value="diagflip4x8" calcext:value-type="string">
            <text:p>diagflip4x8</text:p>
          </table:table-cell>
          <table:table-cell office:value-type="string" calcext:value-type="string">
            <text:p>", "name": "</text:p>
          </table:table-cell>
          <table:table-cell table:formula="of:=LEFT([.F17];LEN([.F17])-4)" office:value-type="string" office:string-value="diagflip4x8" calcext:value-type="string">
            <text:p>diagflip4x8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8];LEN([.F18])-4)" office:value-type="string" office:string-value="diagflip4x8_points" calcext:value-type="string">
            <text:p>diagflip4x8_points</text:p>
          </table:table-cell>
          <table:table-cell office:value-type="string" calcext:value-type="string">
            <text:p>", "name": "</text:p>
          </table:table-cell>
          <table:table-cell table:formula="of:=LEFT([.F18];LEN([.F18])-4)" office:value-type="string" office:string-value="diagflip4x8_points" calcext:value-type="string">
            <text:p>diagflip4x8_point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4x8_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9];LEN([.F19])-4)" office:value-type="string" office:string-value="diagflip4x12" calcext:value-type="string">
            <text:p>diagflip4x12</text:p>
          </table:table-cell>
          <table:table-cell office:value-type="string" calcext:value-type="string">
            <text:p>", "name": "</text:p>
          </table:table-cell>
          <table:table-cell table:formula="of:=LEFT([.F19];LEN([.F19])-4)" office:value-type="string" office:string-value="diagflip4x12" calcext:value-type="string">
            <text:p>diagflip4x12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0];LEN([.F20])-4)" office:value-type="string" office:string-value="diagflip4x16" calcext:value-type="string">
            <text:p>diagflip4x16</text:p>
          </table:table-cell>
          <table:table-cell office:value-type="string" calcext:value-type="string">
            <text:p>", "name": "</text:p>
          </table:table-cell>
          <table:table-cell table:formula="of:=LEFT([.F20];LEN([.F20])-4)" office:value-type="string" office:string-value="diagflip4x16" calcext:value-type="string">
            <text:p>diagflip4x16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1];LEN([.F21])-4)" office:value-type="string" office:string-value="diagflip5x5" calcext:value-type="string">
            <text:p>diagflip5x5</text:p>
          </table:table-cell>
          <table:table-cell office:value-type="string" calcext:value-type="string">
            <text:p>", "name": "</text:p>
          </table:table-cell>
          <table:table-cell table:formula="of:=LEFT([.F21];LEN([.F21])-4)" office:value-type="string" office:string-value="diagflip5x5" calcext:value-type="string">
            <text:p>diagflip5x5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2];LEN([.F22])-4)" office:value-type="string" office:string-value="diagflip6x6" calcext:value-type="string">
            <text:p>diagflip6x6</text:p>
          </table:table-cell>
          <table:table-cell office:value-type="string" calcext:value-type="string">
            <text:p>", "name": "</text:p>
          </table:table-cell>
          <table:table-cell table:formula="of:=LEFT([.F22];LEN([.F22])-4)" office:value-type="string" office:string-value="diagflip6x6" calcext:value-type="string">
            <text:p>diagflip6x6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3];LEN([.F23])-4)" office:value-type="string" office:string-value="diagflip7x7" calcext:value-type="string">
            <text:p>diagflip7x7</text:p>
          </table:table-cell>
          <table:table-cell office:value-type="string" calcext:value-type="string">
            <text:p>", "name": "</text:p>
          </table:table-cell>
          <table:table-cell table:formula="of:=LEFT([.F23];LEN([.F23])-4)" office:value-type="string" office:string-value="diagflip7x7" calcext:value-type="string">
            <text:p>diagflip7x7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4];LEN([.F24])-4)" office:value-type="string" office:string-value="diagflip8x8_07lvls" calcext:value-type="string">
            <text:p>diagflip8x8_07lvls</text:p>
          </table:table-cell>
          <table:table-cell office:value-type="string" calcext:value-type="string">
            <text:p>", "name": "</text:p>
          </table:table-cell>
          <table:table-cell table:formula="of:=LEFT([.F24];LEN([.F24])-4)" office:value-type="string" office:string-value="diagflip8x8_07lvls" calcext:value-type="string">
            <text:p>diagflip8x8_07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8x8_0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5];LEN([.F25])-4)" office:value-type="string" office:string-value="diagflip8x8_09lvls" calcext:value-type="string">
            <text:p>diagflip8x8_09lvls</text:p>
          </table:table-cell>
          <table:table-cell office:value-type="string" calcext:value-type="string">
            <text:p>", "name": "</text:p>
          </table:table-cell>
          <table:table-cell table:formula="of:=LEFT([.F25];LEN([.F25])-4)" office:value-type="string" office:string-value="diagflip8x8_09lvls" calcext:value-type="string">
            <text:p>diagflip8x8_09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diagflip8x8_0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6];LEN([.F26])-4)" office:value-type="string" office:string-value="horiz1x2" calcext:value-type="string">
            <text:p>horiz1x2</text:p>
          </table:table-cell>
          <table:table-cell office:value-type="string" calcext:value-type="string">
            <text:p>", "name": "</text:p>
          </table:table-cell>
          <table:table-cell table:formula="of:=LEFT([.F26];LEN([.F26])-4)" office:value-type="string" office:string-value="horiz1x2" calcext:value-type="string">
            <text:p>horiz1x2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7];LEN([.F27])-4)" office:value-type="string" office:string-value="horiz1x3" calcext:value-type="string">
            <text:p>horiz1x3</text:p>
          </table:table-cell>
          <table:table-cell office:value-type="string" calcext:value-type="string">
            <text:p>", "name": "</text:p>
          </table:table-cell>
          <table:table-cell table:formula="of:=LEFT([.F27];LEN([.F27])-4)" office:value-type="string" office:string-value="horiz1x3" calcext:value-type="string">
            <text:p>horiz1x3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8];LEN([.F28])-4)" office:value-type="string" office:string-value="horiz1x4" calcext:value-type="string">
            <text:p>horiz1x4</text:p>
          </table:table-cell>
          <table:table-cell office:value-type="string" calcext:value-type="string">
            <text:p>", "name": "</text:p>
          </table:table-cell>
          <table:table-cell table:formula="of:=LEFT([.F28];LEN([.F28])-4)" office:value-type="string" office:string-value="horiz1x4" calcext:value-type="string">
            <text:p>horiz1x4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9];LEN([.F29])-4)" office:value-type="string" office:string-value="horiz1x5" calcext:value-type="string">
            <text:p>horiz1x5</text:p>
          </table:table-cell>
          <table:table-cell office:value-type="string" calcext:value-type="string">
            <text:p>", "name": "</text:p>
          </table:table-cell>
          <table:table-cell table:formula="of:=LEFT([.F29];LEN([.F29])-4)" office:value-type="string" office:string-value="horiz1x5" calcext:value-type="string">
            <text:p>horiz1x5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0];LEN([.F30])-4)" office:value-type="string" office:string-value="horiz1x6" calcext:value-type="string">
            <text:p>horiz1x6</text:p>
          </table:table-cell>
          <table:table-cell office:value-type="string" calcext:value-type="string">
            <text:p>", "name": "</text:p>
          </table:table-cell>
          <table:table-cell table:formula="of:=LEFT([.F30];LEN([.F30])-4)" office:value-type="string" office:string-value="horiz1x6" calcext:value-type="string">
            <text:p>horiz1x6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1];LEN([.F31])-4)" office:value-type="string" office:string-value="horiz1x7" calcext:value-type="string">
            <text:p>horiz1x7</text:p>
          </table:table-cell>
          <table:table-cell office:value-type="string" calcext:value-type="string">
            <text:p>", "name": "</text:p>
          </table:table-cell>
          <table:table-cell table:formula="of:=LEFT([.F31];LEN([.F31])-4)" office:value-type="string" office:string-value="horiz1x7" calcext:value-type="string">
            <text:p>horiz1x7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2];LEN([.F32])-4)" office:value-type="string" office:string-value="horiz1x8_07lvls" calcext:value-type="string">
            <text:p>horiz1x8_07lvls</text:p>
          </table:table-cell>
          <table:table-cell office:value-type="string" calcext:value-type="string">
            <text:p>", "name": "</text:p>
          </table:table-cell>
          <table:table-cell table:formula="of:=LEFT([.F32];LEN([.F32])-4)" office:value-type="string" office:string-value="horiz1x8_07lvls" calcext:value-type="string">
            <text:p>horiz1x8_07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8_0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3];LEN([.F33])-4)" office:value-type="string" office:string-value="horiz1x8_09lvls" calcext:value-type="string">
            <text:p>horiz1x8_09lvls</text:p>
          </table:table-cell>
          <table:table-cell office:value-type="string" calcext:value-type="string">
            <text:p>", "name": "</text:p>
          </table:table-cell>
          <table:table-cell table:formula="of:=LEFT([.F33];LEN([.F33])-4)" office:value-type="string" office:string-value="horiz1x8_09lvls" calcext:value-type="string">
            <text:p>horiz1x8_09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horiz1x8_0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4];LEN([.F34])-4)" office:value-type="string" office:string-value="vert2x1" calcext:value-type="string">
            <text:p>vert2x1</text:p>
          </table:table-cell>
          <table:table-cell office:value-type="string" calcext:value-type="string">
            <text:p>", "name": "</text:p>
          </table:table-cell>
          <table:table-cell table:formula="of:=LEFT([.F34];LEN([.F34])-4)" office:value-type="string" office:string-value="vert2x1" calcext:value-type="string">
            <text:p>vert2x1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2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5];LEN([.F35])-4)" office:value-type="string" office:string-value="vert3x1" calcext:value-type="string">
            <text:p>vert3x1</text:p>
          </table:table-cell>
          <table:table-cell office:value-type="string" calcext:value-type="string">
            <text:p>", "name": "</text:p>
          </table:table-cell>
          <table:table-cell table:formula="of:=LEFT([.F35];LEN([.F35])-4)" office:value-type="string" office:string-value="vert3x1" calcext:value-type="string">
            <text:p>vert3x1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3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6];LEN([.F36])-4)" office:value-type="string" office:string-value="vert4x1" calcext:value-type="string">
            <text:p>vert4x1</text:p>
          </table:table-cell>
          <table:table-cell office:value-type="string" calcext:value-type="string">
            <text:p>", "name": "</text:p>
          </table:table-cell>
          <table:table-cell table:formula="of:=LEFT([.F36];LEN([.F36])-4)" office:value-type="string" office:string-value="vert4x1" calcext:value-type="string">
            <text:p>vert4x1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4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7];LEN([.F37])-4)" office:value-type="string" office:string-value="vert5x1" calcext:value-type="string">
            <text:p>vert5x1</text:p>
          </table:table-cell>
          <table:table-cell office:value-type="string" calcext:value-type="string">
            <text:p>", "name": "</text:p>
          </table:table-cell>
          <table:table-cell table:formula="of:=LEFT([.F37];LEN([.F37])-4)" office:value-type="string" office:string-value="vert5x1" calcext:value-type="string">
            <text:p>vert5x1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5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8];LEN([.F38])-4)" office:value-type="string" office:string-value="vert6x1" calcext:value-type="string">
            <text:p>vert6x1</text:p>
          </table:table-cell>
          <table:table-cell office:value-type="string" calcext:value-type="string">
            <text:p>", "name": "</text:p>
          </table:table-cell>
          <table:table-cell table:formula="of:=LEFT([.F38];LEN([.F38])-4)" office:value-type="string" office:string-value="vert6x1" calcext:value-type="string">
            <text:p>vert6x1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6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9];LEN([.F39])-4)" office:value-type="string" office:string-value="vert7x1" calcext:value-type="string">
            <text:p>vert7x1</text:p>
          </table:table-cell>
          <table:table-cell office:value-type="string" calcext:value-type="string">
            <text:p>", "name": "</text:p>
          </table:table-cell>
          <table:table-cell table:formula="of:=LEFT([.F39];LEN([.F39])-4)" office:value-type="string" office:string-value="vert7x1" calcext:value-type="string">
            <text:p>vert7x1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7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0];LEN([.F40])-4)" office:value-type="string" office:string-value="vert8x1_07lvls" calcext:value-type="string">
            <text:p>vert8x1_07lvls</text:p>
          </table:table-cell>
          <table:table-cell office:value-type="string" calcext:value-type="string">
            <text:p>", "name": "</text:p>
          </table:table-cell>
          <table:table-cell table:formula="of:=LEFT([.F40];LEN([.F40])-4)" office:value-type="string" office:string-value="vert8x1_07lvls" calcext:value-type="string">
            <text:p>vert8x1_07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8x1_0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1];LEN([.F41])-4)" office:value-type="string" office:string-value="vert8x1_09lvls" calcext:value-type="string">
            <text:p>vert8x1_09lvls</text:p>
          </table:table-cell>
          <table:table-cell office:value-type="string" calcext:value-type="string">
            <text:p>", "name": "</text:p>
          </table:table-cell>
          <table:table-cell table:formula="of:=LEFT([.F41];LEN([.F41])-4)" office:value-type="string" office:string-value="vert8x1_09lvls" calcext:value-type="string">
            <text:p>vert8x1_09lvls</text:p>
          </table:table-cell>
          <table:table-cell office:value-type="string" calcext:value-type="string">
            <text:p>", "path": "./</text:p>
          </table:table-cell>
          <table:table-cell office:value-type="string" calcext:value-type="string">
            <text:p>vert8x1_09lvls.bmp</text:p>
          </table:table-cell>
          <table:table-cell office:value-type="string" calcext:value-type="string">
            <text:p>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2:21:24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19T14:34:36.115000000</meta:creation-date>
    <dc:date>2022-01-22T13:07:43.209000000</dc:date>
    <meta:editing-duration>PT47M45S</meta:editing-duration>
    <meta:editing-cycles>3</meta:editing-cycles>
    <meta:generator>LibreOffice/7.1.8.1$Windows_X86_64 LibreOffice_project/e1f30c802c3269a1d052614453f260e49458c82c</meta:generator>
    <meta:document-statistic meta:table-count="1" meta:cell-count="283" meta:object-count="0"/>
  </office:meta>
</office:document-meta>
</file>